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textarea-horizontal-align="center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83cm" fo:min-width="2.053cm"/>
    </style:style>
    <style:style style:name="gr3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11cm" fo:min-width="1.324cm" fo:padding-top="0.025cm" fo:padding-bottom="0.025cm" fo:padding-left="0.051cm" fo:padding-right="0.051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11cm" fo:min-width="1.341cm" fo:padding-top="0.025cm" fo:padding-bottom="0.025cm" fo:padding-left="0.051cm" fo:padding-right="0.051cm"/>
    </style:style>
    <style:style style:name="gr6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7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115cm" fo:padding-right="0.065cm"/>
    </style:style>
    <style:style style:name="gr8" style:family="graphic" style:parent-style-name="standard">
      <style:graphic-properties draw:textarea-horizontal-align="center"/>
    </style:style>
    <style:style style:name="gr9" style:family="graphic" style:parent-style-name="objectwithoutfill">
      <style:graphic-properties draw:marker-end="Arrow" draw:marker-end-width="0.25cm" draw:fill="none" draw:textarea-horizontal-align="center"/>
    </style:style>
    <style:style style:name="gr10" style:family="graphic" style:parent-style-name="objectwithoutfill">
      <style:graphic-properties draw:marker-start="Arrow" draw:marker-start-width="0.25cm" draw:marker-end="" draw:marker-end-width="0.25cm" draw:fill="none" draw:textarea-horizontal-align="center"/>
    </style:style>
    <style:style style:name="gr11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12" style:family="graphic" style:parent-style-name="standard">
      <style:graphic-properties svg:stroke-width="0.1cm" draw:marker-start-width="0.45cm" draw:marker-end-width="0.45cm" draw:fill="none" draw:fill-color="#ffffff" draw:textarea-horizontal-align="center" fo:padding-top="0.075cm" fo:padding-bottom="0.075cm" fo:padding-left="0.101cm" fo:padding-right="0.101cm"/>
    </style:style>
    <style:style style:name="gr13" style:family="graphic" style:parent-style-name="standard">
      <style:graphic-properties draw:fill="solid" draw:fill-color="#ffffff" draw:textarea-horizontal-align="center"/>
    </style:style>
    <style:style style:name="P1" style:family="paragraph">
      <style:text-properties fo:font-size="6pt" style:font-size-asian="6pt" style:font-size-complex="6pt"/>
    </style:style>
    <style:style style:name="P2" style:family="paragraph">
      <style:text-properties fo:font-size="16.6000003814697pt" fo:font-weight="bold" style:font-size-asian="16pt" style:font-weight-asian="bold" style:font-size-complex="16pt" style:font-weight-complex="bold"/>
    </style:style>
    <style:style style:name="P3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.3999996185303pt"/>
    </style:style>
    <style:style style:name="P6" style:family="paragraph">
      <style:text-properties fo:font-size="14.5pt" style:font-size-asian="14pt" style:font-size-complex="14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7" draw:id="id17" draw:layer="layout" svg:width="0.645cm" svg:height="0.302cm" svg:x="3.5cm" svg:y="11.25cm">
          <text:p text:style-name="P1"><text:span text:style-name="T1">ARS</text:span></text:p>
        </draw:rect>
        <draw:rect draw:style-name="gr1" draw:text-style-name="P1" xml:id="id19" draw:id="id19" draw:layer="layout" svg:width="0.645cm" svg:height="0.302cm" svg:x="4.201cm" svg:y="11.25cm">
          <text:p text:style-name="P1"><text:span text:style-name="T1">ARS</text:span></text:p>
        </draw:rect>
        <draw:frame draw:style-name="gr2" draw:text-style-name="P2" draw:layer="layout" svg:width="2.155cm" svg:height="0.933cm" svg:x="0.965cm" svg:y="1.027cm">
          <draw:text-box>
            <text:p><text:span text:style-name="T2">ROLE</text:span></text:p>
          </draw:text-box>
        </draw:frame>
        <draw:g>
          <draw:polyline draw:style-name="gr3" draw:layer="layout" svg:width="0.255cm" svg:height="0.517cm" svg:x="0.858cm" svg:y="13.002cm" svg:viewBox="0 0 256 518" draw:points="0,0 256,259 0,518">
            <text:p/>
          </draw:polyline>
          <draw:frame draw:style-name="gr4" draw:text-style-name="P3" draw:layer="layout" svg:width="1.426cm" svg:height="0.461cm" svg:x="1.226cm" svg:y="13.011cm">
            <draw:text-box>
              <text:p><text:span text:style-name="T3">piShlClk</text:span></text:p>
            </draw:text-box>
          </draw:frame>
        </draw:g>
        <draw:g>
          <draw:frame draw:style-name="gr5" draw:text-style-name="P3" draw:layer="layout" svg:width="1.443cm" svg:height="0.461cm" svg:x="1.212cm" svg:y="12.493cm">
            <draw:text-box>
              <text:p><text:span text:style-name="T3">piShlRst</text:span></text:p>
            </draw:text-box>
          </draw:frame>
          <draw:line draw:style-name="gr6" draw:layer="layout" svg:x1="0.858cm" svg:y1="12.744cm" svg:x2="1.114cm" svg:y2="12.744cm">
            <text:p/>
          </draw:line>
        </draw:g>
        <draw:rect draw:style-name="gr7" draw:text-style-name="P5" draw:layer="layout" svg:width="4.049cm" svg:height="7.028cm" svg:x="13.574cm" svg:y="2.322cm">
          <text:p text:style-name="P4"><text:span text:style-name="T4">MTA</text:span></text:p>
          <text:p text:style-name="P4"><text:span text:style-name="T5"><text:s text:c="4"/></text:span></text:p>
          <text:p text:style-name="P4"><text:span text:style-name="T5"><text:s text:c="4"/></text:span><text:span text:style-name="T5">MemoryTestApplication</text:span><text:span text:style-name="T4"> </text:span></text:p>
        </draw:rect>
        <draw:rect draw:style-name="gr8" xml:id="id1" draw:id="id1" draw:layer="layout" svg:width="0.513cm" svg:height="0.207cm" svg:x="3.632cm" svg:y="13.565cm">
          <text:p/>
        </draw:rect>
        <draw:rect draw:style-name="gr8" xml:id="id2" draw:id="id2" draw:layer="layout" svg:width="0.513cm" svg:height="0.207cm" svg:x="3.632cm" svg:y="12.425cm">
          <text:p/>
        </draw:rect>
        <draw:connector draw:style-name="gr9" draw:layer="layout" svg:x1="3.888cm" svg:y1="13.565cm" svg:x2="3.888cm" svg:y2="12.632cm" draw:start-shape="id1" draw:start-glue-point="0" draw:end-shape="id2" draw:end-glue-point="2" svg:d="M3888 13565v-933">
          <text:p/>
        </draw:connector>
        <draw:rect draw:style-name="gr8" xml:id="id3" draw:id="id3" draw:layer="layout" svg:width="0.513cm" svg:height="0.207cm" svg:x="4.144cm" svg:y="13.565cm">
          <text:p/>
        </draw:rect>
        <draw:rect draw:style-name="gr8" xml:id="id4" draw:id="id4" draw:layer="layout" svg:width="0.513cm" svg:height="0.207cm" svg:x="4.144cm" svg:y="12.425cm">
          <text:p/>
        </draw:rect>
        <draw:connector draw:style-name="gr9" draw:layer="layout" svg:x1="4.4cm" svg:y1="13.565cm" svg:x2="4.4cm" svg:y2="12.632cm" draw:start-shape="id3" draw:start-glue-point="0" draw:end-shape="id4" draw:end-glue-point="2" svg:d="M4400 13565v-933">
          <text:p/>
        </draw:connector>
        <draw:rect draw:style-name="gr8" xml:id="id5" draw:id="id5" draw:layer="layout" svg:width="0.513cm" svg:height="0.207cm" svg:x="6.092cm" svg:y="13.565cm">
          <text:p/>
        </draw:rect>
        <draw:rect draw:style-name="gr8" xml:id="id6" draw:id="id6" draw:layer="layout" svg:width="0.513cm" svg:height="0.207cm" svg:x="6.092cm" svg:y="12.425cm">
          <text:p/>
        </draw:rect>
        <draw:connector draw:style-name="gr10" draw:layer="layout" svg:x1="6.348cm" svg:y1="13.565cm" svg:x2="6.348cm" svg:y2="12.632cm" draw:start-shape="id5" draw:start-glue-point="0" draw:end-shape="id6" draw:end-glue-point="2" svg:d="M6348 13565v-933">
          <text:p/>
        </draw:connector>
        <draw:rect draw:style-name="gr8" xml:id="id7" draw:id="id7" draw:layer="layout" svg:width="0.513cm" svg:height="0.207cm" svg:x="6.604cm" svg:y="13.565cm">
          <text:p/>
        </draw:rect>
        <draw:rect draw:style-name="gr8" xml:id="id8" draw:id="id8" draw:layer="layout" svg:width="0.513cm" svg:height="0.207cm" svg:x="6.604cm" svg:y="12.425cm">
          <text:p/>
        </draw:rect>
        <draw:connector draw:style-name="gr10" draw:layer="layout" svg:x1="6.86cm" svg:y1="13.565cm" svg:x2="6.86cm" svg:y2="12.632cm" draw:start-shape="id7" draw:start-glue-point="0" draw:end-shape="id8" draw:end-glue-point="2" svg:d="M6860 13565v-933">
          <text:p/>
        </draw:connector>
        <draw:rect draw:style-name="gr8" xml:id="id9" draw:id="id9" draw:layer="layout" svg:width="0.513cm" svg:height="0.207cm" svg:x="8.757cm" svg:y="13.565cm">
          <text:p/>
        </draw:rect>
        <draw:rect draw:style-name="gr8" xml:id="id10" draw:id="id10" draw:layer="layout" svg:width="0.513cm" svg:height="0.207cm" svg:x="8.757cm" svg:y="12.425cm">
          <text:p/>
        </draw:rect>
        <draw:connector draw:style-name="gr9" draw:layer="layout" svg:x1="9.013cm" svg:y1="13.565cm" svg:x2="9.013cm" svg:y2="12.632cm" draw:start-shape="id9" draw:start-glue-point="0" draw:end-shape="id10" draw:end-glue-point="2" svg:d="M9013 13565v-933">
          <text:p/>
        </draw:connector>
        <draw:rect draw:style-name="gr8" xml:id="id11" draw:id="id11" draw:layer="layout" svg:width="0.513cm" svg:height="0.207cm" svg:x="9.269cm" svg:y="13.565cm">
          <text:p/>
        </draw:rect>
        <draw:rect draw:style-name="gr8" xml:id="id12" draw:id="id12" draw:layer="layout" svg:width="0.513cm" svg:height="0.207cm" svg:x="9.269cm" svg:y="12.425cm">
          <text:p/>
        </draw:rect>
        <draw:connector draw:style-name="gr9" draw:layer="layout" svg:x1="9.525cm" svg:y1="13.565cm" svg:x2="9.525cm" svg:y2="12.632cm" draw:start-shape="id11" draw:start-glue-point="0" draw:end-shape="id12" draw:end-glue-point="2" svg:d="M9525 13565v-933">
          <text:p/>
        </draw:connector>
        <draw:rect draw:style-name="gr8" xml:id="id13" draw:id="id13" draw:layer="layout" svg:width="0.513cm" svg:height="0.207cm" svg:x="11.217cm" svg:y="13.565cm">
          <text:p/>
        </draw:rect>
        <draw:rect draw:style-name="gr8" xml:id="id14" draw:id="id14" draw:layer="layout" svg:width="0.513cm" svg:height="0.207cm" svg:x="11.217cm" svg:y="12.425cm">
          <text:p/>
        </draw:rect>
        <draw:connector draw:style-name="gr10" draw:layer="layout" svg:x1="11.473cm" svg:y1="13.565cm" svg:x2="11.473cm" svg:y2="12.632cm" draw:start-shape="id13" draw:start-glue-point="0" draw:end-shape="id14" draw:end-glue-point="2" svg:d="M11473 13565v-933">
          <text:p/>
        </draw:connector>
        <draw:rect draw:style-name="gr8" xml:id="id15" draw:id="id15" draw:layer="layout" svg:width="0.513cm" svg:height="0.207cm" svg:x="11.729cm" svg:y="13.565cm">
          <text:p/>
        </draw:rect>
        <draw:rect draw:style-name="gr8" xml:id="id16" draw:id="id16" draw:layer="layout" svg:width="0.513cm" svg:height="0.207cm" svg:x="11.729cm" svg:y="12.425cm">
          <text:p/>
        </draw:rect>
        <draw:connector draw:style-name="gr10" draw:layer="layout" svg:x1="11.985cm" svg:y1="13.565cm" svg:x2="11.985cm" svg:y2="12.632cm" draw:start-shape="id15" draw:start-glue-point="0" draw:end-shape="id16" draw:end-glue-point="2" svg:d="M11985 13565v-933">
          <text:p/>
        </draw:connector>
        <draw:connector draw:style-name="gr9" draw:layer="layout" svg:x1="3.822cm" svg:y1="11.25cm" svg:x2="3.822cm" svg:y2="9.252cm" draw:start-shape="id17" draw:start-glue-point="0" draw:end-shape="id18" draw:end-glue-point="2" svg:d="M3822 11250v-1998">
          <text:p/>
        </draw:connector>
        <draw:connector draw:style-name="gr9" draw:layer="layout" svg:x1="4.523cm" svg:y1="11.25cm" svg:x2="4.523cm" svg:y2="9.252cm" draw:start-shape="id19" draw:start-glue-point="0" draw:end-shape="id20" draw:end-glue-point="2" svg:d="M4523 11250v-1998">
          <text:p/>
        </draw:connector>
        <draw:rect draw:style-name="gr11" draw:text-style-name="P6" draw:layer="layout" svg:width="14.299cm" svg:height="0.579cm" svg:x="3.324cm" svg:y="13.445cm">
          <text:p><text:span text:style-name="T6">SHELL</text:span></text:p>
        </draw:rect>
        <draw:rect draw:style-name="gr12" draw:layer="layout" svg:width="19.424cm" svg:height="13.212cm" svg:x="0.813cm" svg:y="0.82cm">
          <text:p/>
        </draw:rect>
        <draw:rect draw:style-name="gr1" draw:text-style-name="P1" xml:id="id18" draw:id="id18" draw:layer="layout" svg:width="0.645cm" svg:height="0.302cm" svg:x="3.5cm" svg:y="8.95cm">
          <text:p text:style-name="P1"><text:span text:style-name="T1">ARS</text:span></text:p>
        </draw:rect>
        <draw:rect draw:style-name="gr1" draw:text-style-name="P1" xml:id="id20" draw:id="id20" draw:layer="layout" svg:width="0.645cm" svg:height="0.302cm" svg:x="4.201cm" svg:y="8.95cm">
          <text:p text:style-name="P1"><text:span text:style-name="T1">ARS</text:span></text:p>
        </draw:rect>
        <draw:rect draw:style-name="gr13" draw:text-style-name="P1" draw:layer="layout" svg:width="0.645cm" svg:height="0.302cm" svg:x="3.5cm" svg:y="10.15cm">
          <text:p text:style-name="P1"><text:span text:style-name="T1">ARS</text:span></text:p>
        </draw:rect>
        <draw:rect draw:style-name="gr13" draw:text-style-name="P1" draw:layer="layout" svg:width="0.645cm" svg:height="0.302cm" svg:x="4.201cm" svg:y="10.15cm">
          <text:p text:style-name="P1"><text:span text:style-name="T1">ARS</text:span></text:p>
        </draw:rect>
        <draw:rect draw:style-name="gr1" draw:text-style-name="P1" xml:id="id21" draw:id="id21" draw:layer="layout" svg:width="0.645cm" svg:height="0.302cm" svg:x="5.9cm" svg:y="11.25cm">
          <text:p text:style-name="P1"><text:span text:style-name="T1">ARS</text:span></text:p>
        </draw:rect>
        <draw:rect draw:style-name="gr1" draw:text-style-name="P1" xml:id="id23" draw:id="id23" draw:layer="layout" svg:width="0.645cm" svg:height="0.302cm" svg:x="6.601cm" svg:y="11.25cm">
          <text:p text:style-name="P1"><text:span text:style-name="T1">ARS</text:span></text:p>
        </draw:rect>
        <draw:connector draw:style-name="gr10" draw:layer="layout" svg:x1="6.222cm" svg:y1="11.25cm" svg:x2="6.222cm" svg:y2="9.252cm" draw:start-shape="id21" draw:start-glue-point="0" draw:end-shape="id22" draw:end-glue-point="2" svg:d="M6222 11250v-1998">
          <text:p/>
        </draw:connector>
        <draw:connector draw:style-name="gr10" draw:layer="layout" svg:x1="6.923cm" svg:y1="11.25cm" svg:x2="6.923cm" svg:y2="9.252cm" draw:start-shape="id23" draw:start-glue-point="0" draw:end-shape="id24" draw:end-glue-point="2" svg:d="M6923 11250v-1998">
          <text:p/>
        </draw:connector>
        <draw:rect draw:style-name="gr1" draw:text-style-name="P1" xml:id="id22" draw:id="id22" draw:layer="layout" svg:width="0.645cm" svg:height="0.302cm" svg:x="5.9cm" svg:y="8.95cm">
          <text:p text:style-name="P1"><text:span text:style-name="T1">ARS</text:span></text:p>
        </draw:rect>
        <draw:rect draw:style-name="gr1" draw:text-style-name="P1" xml:id="id24" draw:id="id24" draw:layer="layout" svg:width="0.645cm" svg:height="0.302cm" svg:x="6.601cm" svg:y="8.95cm">
          <text:p text:style-name="P1"><text:span text:style-name="T1">ARS</text:span></text:p>
        </draw:rect>
        <draw:rect draw:style-name="gr13" draw:text-style-name="P1" draw:layer="layout" svg:width="0.645cm" svg:height="0.302cm" svg:x="5.9cm" svg:y="10.15cm">
          <text:p text:style-name="P1"><text:span text:style-name="T1">ARS</text:span></text:p>
        </draw:rect>
        <draw:rect draw:style-name="gr13" draw:text-style-name="P1" draw:layer="layout" svg:width="0.645cm" svg:height="0.302cm" svg:x="6.601cm" svg:y="10.15cm">
          <text:p text:style-name="P1"><text:span text:style-name="T1">ARS</text:span></text:p>
        </draw:rect>
        <draw:rect draw:style-name="gr7" draw:text-style-name="P5" draw:layer="layout" svg:width="4.187cm" svg:height="1.606cm" svg:x="3.288cm" svg:y="11.13cm">
          <text:p text:style-name="P4"><text:span text:style-name="T4">TSIF</text:span></text:p>
          <text:p text:style-name="P4"><text:span text:style-name="T5"><text:s text:c="4"/></text:span><text:span text:style-name="T5">TcpShellInterface</text:span><text:span text:style-name="T4"> </text:span></text:p>
        </draw:rect>
        <draw:rect draw:style-name="gr7" draw:text-style-name="P5" draw:layer="layout" svg:width="4.203cm" svg:height="7.028cm" svg:x="3.273cm" svg:y="2.322cm">
          <text:p text:style-name="P4"><text:span text:style-name="T4">TAF</text:span></text:p>
          <text:p text:style-name="P4"><text:span text:style-name="T5"><text:s text:c="4"/></text:span></text:p>
          <text:p text:style-name="P4"><text:span text:style-name="T5"><text:s text:c="4"/></text:span><text:span text:style-name="T5">TcpApplicationFlash</text:span><text:span text:style-name="T4"> </text:span></text:p>
        </draw:rect>
        <draw:rect draw:style-name="gr1" draw:text-style-name="P1" xml:id="id25" draw:id="id25" draw:layer="layout" svg:width="0.645cm" svg:height="0.302cm" svg:x="8.6cm" svg:y="11.25cm">
          <text:p text:style-name="P1"><text:span text:style-name="T1">FIFO</text:span></text:p>
        </draw:rect>
        <draw:rect draw:style-name="gr1" draw:text-style-name="P1" xml:id="id27" draw:id="id27" draw:layer="layout" svg:width="0.645cm" svg:height="0.302cm" svg:x="9.301cm" svg:y="11.25cm">
          <text:p text:style-name="P1"><text:span text:style-name="T1">FIFO</text:span></text:p>
        </draw:rect>
        <draw:connector draw:style-name="gr9" draw:layer="layout" svg:x1="8.922cm" svg:y1="11.25cm" svg:x2="8.922cm" svg:y2="9.252cm" draw:start-shape="id25" draw:start-glue-point="0" draw:end-shape="id26" draw:end-glue-point="2" svg:d="M8922 11250v-1998">
          <text:p/>
        </draw:connector>
        <draw:connector draw:style-name="gr9" draw:layer="layout" svg:x1="9.623cm" svg:y1="11.25cm" svg:x2="9.623cm" svg:y2="9.252cm" draw:start-shape="id27" draw:start-glue-point="0" draw:end-shape="id28" draw:end-glue-point="2" svg:d="M9623 11250v-1998">
          <text:p/>
        </draw:connector>
        <draw:rect draw:style-name="gr1" draw:text-style-name="P1" xml:id="id26" draw:id="id26" draw:layer="layout" svg:width="0.645cm" svg:height="0.302cm" svg:x="8.6cm" svg:y="8.95cm">
          <text:p text:style-name="P1"><text:span text:style-name="T1">FIFO</text:span></text:p>
        </draw:rect>
        <draw:rect draw:style-name="gr1" draw:text-style-name="P1" xml:id="id28" draw:id="id28" draw:layer="layout" svg:width="0.645cm" svg:height="0.302cm" svg:x="9.301cm" svg:y="8.95cm">
          <text:p text:style-name="P1"><text:span text:style-name="T1">FIFO</text:span></text:p>
        </draw:rect>
        <draw:rect draw:style-name="gr13" draw:text-style-name="P1" draw:layer="layout" svg:width="0.645cm" svg:height="0.302cm" svg:x="8.6cm" svg:y="10.15cm">
          <text:p text:style-name="P1"><text:span text:style-name="T1">FIFO</text:span></text:p>
        </draw:rect>
        <draw:rect draw:style-name="gr13" draw:text-style-name="P1" draw:layer="layout" svg:width="0.645cm" svg:height="0.302cm" svg:x="9.301cm" svg:y="10.15cm">
          <text:p text:style-name="P1"><text:span text:style-name="T1">FIFO</text:span></text:p>
        </draw:rect>
        <draw:rect draw:style-name="gr1" draw:text-style-name="P1" xml:id="id29" draw:id="id29" draw:layer="layout" svg:width="0.645cm" svg:height="0.302cm" svg:x="11cm" svg:y="11.25cm">
          <text:p text:style-name="P1"><text:span text:style-name="T1">FIFO</text:span></text:p>
        </draw:rect>
        <draw:rect draw:style-name="gr1" draw:text-style-name="P1" xml:id="id31" draw:id="id31" draw:layer="layout" svg:width="0.645cm" svg:height="0.302cm" svg:x="11.701cm" svg:y="11.25cm">
          <text:p text:style-name="P1"><text:span text:style-name="T1">FIFO</text:span></text:p>
        </draw:rect>
        <draw:connector draw:style-name="gr10" draw:layer="layout" svg:x1="11.322cm" svg:y1="11.25cm" svg:x2="11.322cm" svg:y2="9.252cm" draw:start-shape="id29" draw:start-glue-point="0" draw:end-shape="id30" draw:end-glue-point="2" svg:d="M11322 11250v-1998">
          <text:p/>
        </draw:connector>
        <draw:connector draw:style-name="gr10" draw:layer="layout" svg:x1="12.023cm" svg:y1="11.25cm" svg:x2="12.023cm" svg:y2="9.252cm" draw:start-shape="id31" draw:start-glue-point="0" draw:end-shape="id32" draw:end-glue-point="2" svg:d="M12023 11250v-1998">
          <text:p/>
        </draw:connector>
        <draw:rect draw:style-name="gr1" draw:text-style-name="P1" xml:id="id30" draw:id="id30" draw:layer="layout" svg:width="0.645cm" svg:height="0.302cm" svg:x="11cm" svg:y="8.95cm">
          <text:p text:style-name="P1"><text:span text:style-name="T1">FIFO</text:span></text:p>
        </draw:rect>
        <draw:rect draw:style-name="gr1" draw:text-style-name="P1" xml:id="id32" draw:id="id32" draw:layer="layout" svg:width="0.645cm" svg:height="0.302cm" svg:x="11.701cm" svg:y="8.95cm">
          <text:p text:style-name="P1"><text:span text:style-name="T1">FIFO</text:span></text:p>
        </draw:rect>
        <draw:rect draw:style-name="gr13" draw:text-style-name="P1" draw:layer="layout" svg:width="0.645cm" svg:height="0.302cm" svg:x="11cm" svg:y="10.15cm">
          <text:p text:style-name="P1"><text:span text:style-name="T1">FIFO</text:span></text:p>
        </draw:rect>
        <draw:rect draw:style-name="gr13" draw:text-style-name="P1" draw:layer="layout" svg:width="0.645cm" svg:height="0.302cm" svg:x="11.701cm" svg:y="10.15cm">
          <text:p text:style-name="P1"><text:span text:style-name="T1">FIFO</text:span></text:p>
        </draw:rect>
        <draw:rect draw:style-name="gr7" draw:text-style-name="P5" draw:layer="layout" svg:width="4.049cm" svg:height="1.606cm" svg:x="8.449cm" svg:y="11.13cm">
          <text:p text:style-name="P4"><text:span text:style-name="T4">USIF</text:span></text:p>
          <text:p text:style-name="P4"><text:span text:style-name="T5"><text:s text:c="4"/></text:span><text:span text:style-name="T5">UdpShellInterface</text:span><text:span text:style-name="T4"> </text:span></text:p>
        </draw:rect>
        <draw:rect draw:style-name="gr7" draw:text-style-name="P5" draw:layer="layout" svg:width="4.049cm" svg:height="7.028cm" svg:x="8.449cm" svg:y="2.322cm">
          <text:p text:style-name="P4"><text:span text:style-name="T4">UAF</text:span></text:p>
          <text:p text:style-name="P4"><text:span text:style-name="T5"><text:s text:c="4"/></text:span></text:p>
          <text:p text:style-name="P4"><text:span text:style-name="T5"><text:s text:c="4"/></text:span><text:span text:style-name="T5">UdpApplicationFlash</text:span><text:span text:style-name="T4"> 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0.25cm" fo:margin-bottom="0.25cm" fo:margin-left="0.25cm" fo:margin-right="0.25cm" fo:page-width="21cm" fo:page-height="14.8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3DT31M</meta:editing-duration>
    <meta:editing-cycles>158</meta:editing-cycles>
    <meta:generator>OpenOffice/4.1.6$Unix OpenOffice.org_project/416m1$Build-9790</meta:generator>
    <dc:date>2021-03-22T12:17:28</dc:date>
    <dc:creator>Francois Abel</dc:creator>
    <meta:printed-by>Francois Abel</meta:printed-by>
    <meta:print-date>2018-01-29T17:34:31.89</meta:print-date>
    <meta:document-statistic meta:object-count="70"/>
  </office:meta>
</office:document-meta>
</file>